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Poppins" svg:font-family="Poppins, sans-serif"/>
    <style:font-face style:name="SFMono-Regular" svg:font-family="SFMono-Regular, Menlo, Monaco, Consolas, 'Liberation Mono'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odern No. 20" svg:font-family="'Modern No. 20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4.049cm" table:align="left"/>
    </style:style>
    <style:style style:name="Tabla1.A" style:family="table-column">
      <style:table-column-properties style:column-width="14.049cm"/>
    </style:style>
    <style:style style:name="Tabla1.A1" style:family="table-cell">
      <style:table-cell-properties style:vertical-align="middle"/>
    </style:style>
    <style:style style:name="Tabla2" style:family="table">
      <style:table-properties style:width="14.817cm" table:align="left"/>
    </style:style>
    <style:style style:name="Tabla2.A" style:family="table-column">
      <style:table-column-properties style:column-width="14.817cm"/>
    </style:style>
    <style:style style:name="Tabla2.A1" style:family="table-cell">
      <style:table-cell-properties style:vertical-align="middle"/>
    </style:style>
    <style:style style:name="P1" style:family="paragraph" style:parent-style-name="Preformatted_20_Text">
      <style:text-properties fo:font-variant="normal" fo:text-transform="none" fo:color="#000000" loext:opacity="100%" style:font-name="SFMono-Regular" fo:font-size="7.5pt" fo:letter-spacing="normal" fo:font-style="normal" fo:font-weight="normal" style:font-size-asian="8pt" style:font-size-complex="8pt"/>
    </style:style>
    <style:style style:name="P2" style:family="paragraph" style:parent-style-name="Preformatted_20_Text">
      <style:text-properties fo:font-variant="normal" fo:text-transform="none" fo:color="#000000" loext:opacity="100%" style:font-name="SFMono-Regular" fo:font-size="7.5pt" fo:letter-spacing="normal" fo:font-style="normal" fo:font-weight="normal" officeooo:paragraph-rsid="001ee4ba" style:font-size-asian="8pt" style:font-size-complex="8pt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FMono-Regular" fo:font-size="7.5pt" fo:letter-spacing="normal" fo:font-style="normal" fo:font-weight="normal" officeooo:rsid="001d78e1" officeooo:paragraph-rsid="001d78e1" style:font-size-asian="9pt" style:font-weight-asian="normal" style:font-size-complex="9pt" style:font-weight-complex="normal"/>
    </style:style>
    <style:style style:name="P4" style:family="paragraph" style:parent-style-name="Preformatted_20_Text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FMono-Regular" fo:font-size="7.5pt" fo:letter-spacing="normal" fo:font-style="normal" fo:font-weight="normal" officeooo:paragraph-rsid="001ee4ba" style:font-size-asian="8pt" style:font-size-complex="8pt"/>
    </style:style>
    <style:style style:name="P5" style:family="paragraph" style:parent-style-name="Preformatted_20_Text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FMono-Regular" fo:font-size="8pt" fo:letter-spacing="normal" fo:font-style="normal" fo:font-weight="normal" officeooo:paragraph-rsid="001ee4ba" style:font-size-asian="8pt" style:font-weight-asian="normal" style:font-size-complex="8pt" style:font-weight-complex="normal"/>
    </style:style>
    <style:style style:name="P6" style:family="paragraph" style:parent-style-name="Preformatted_20_Text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fo:letter-spacing="normal"/>
    </style:style>
    <style:style style:name="P7" style:family="paragraph" style:parent-style-name="Preformatted_20_Text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P8" style:family="paragraph" style:parent-style-name="Preformatted_20_Text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fo:letter-spacing="normal" fo:font-weight="normal" officeooo:paragraph-rsid="001d78e1" style:font-weight-asian="normal" style:font-weight-complex="normal"/>
    </style:style>
    <style:style style:name="P9" style:family="paragraph" style:parent-style-name="Preformatted_20_Text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SFMono-Regular" fo:font-size="7.5pt" fo:letter-spacing="normal" fo:font-style="normal" fo:font-weight="normal"/>
    </style:style>
    <style:style style:name="P10" style:family="paragraph" style:parent-style-name="Preformatted_20_Text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SFMono-Regular" fo:font-size="7.5pt" fo:letter-spacing="normal" fo:font-style="normal" fo:font-weight="normal" style:font-weight-asian="normal" style:font-weight-complex="normal"/>
    </style:style>
    <style:style style:name="P11" style:family="paragraph" style:parent-style-name="Preformatted_20_Text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SFMono-Regular" fo:font-size="8pt" fo:letter-spacing="normal" fo:font-style="normal" fo:font-weight="normal" style:font-size-asian="8pt" style:font-weight-asian="normal" style:font-size-complex="8pt" style:font-weight-complex="normal"/>
    </style:style>
    <style:style style:name="P12" style:family="paragraph" style:parent-style-name="Preformatted_20_Text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fo:font-size="8pt" fo:letter-spacing="normal" fo:font-weight="normal" style:font-size-asian="8pt" style:font-weight-asian="normal" style:font-size-complex="8pt" style:font-weight-complex="normal"/>
    </style:style>
    <style:style style:name="P13" style:family="paragraph" style:parent-style-name="Preformatted_20_Text">
      <style:paragraph-properties fo:margin-top="0cm" fo:margin-bottom="0cm" style:contextual-spacing="false" fo:text-align="start" style:justify-single-word="false" fo:orphans="2" fo:widows="2"/>
      <style:text-properties fo:color="#000000" loext:opacity="100%"/>
    </style:style>
    <style:style style:name="P14" style:family="paragraph" style:parent-style-name="Preformatted_20_Text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8pt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 Black1" fo:font-size="16pt" fo:font-weight="bold" officeooo:rsid="001b9825" officeooo:paragraph-rsid="001b9825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Bahnschrift" fo:font-size="16pt" style:text-underline-style="none" fo:font-weight="bold" officeooo:rsid="001b9825" officeooo:paragraph-rsid="001b9825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margin-top="0cm" fo:margin-bottom="0cm" style:contextual-spacing="false"/>
      <style:text-properties fo:font-size="9pt" fo:language="es" fo:country="ES" style:font-size-asian="9pt" style:font-size-complex="9pt"/>
    </style:style>
    <style:style style:name="P18" style:family="paragraph" style:parent-style-name="Table_20_Contents">
      <style:paragraph-properties fo:margin-top="0cm" fo:margin-bottom="0cm" style:contextual-spacing="false"/>
      <style:text-properties fo:font-size="8pt" fo:language="es" fo:country="ES" style:font-size-asian="8pt" style:font-size-complex="8pt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1d2125" loext:opacity="100%" style:font-name="Poppins" fo:font-size="12pt" fo:letter-spacing="normal" fo:font-style="normal" fo:font-weight="bold" officeooo:rsid="001d78e1" officeooo:paragraph-rsid="001d78e1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1d2125" loext:opacity="100%" style:font-name="Poppins" fo:font-size="9pt" fo:letter-spacing="normal" fo:font-style="normal" fo:font-weight="normal" officeooo:rsid="001b9825" officeooo:paragraph-rsid="001b9825" style:font-size-asian="9pt" style:font-weight-asian="bold" style:font-size-complex="9pt" style:font-weight-complex="bold"/>
    </style:style>
    <style:style style:name="P21" style:family="paragraph" style:parent-style-name="Text_20_body">
      <style:text-properties fo:font-size="8pt" style:font-size-asian="8pt" style:font-size-complex="8pt"/>
    </style:style>
    <style:style style:name="P22" style:family="paragraph" style:parent-style-name="Text_20_body">
      <style:text-properties fo:font-size="8pt" officeooo:paragraph-rsid="001d78e1" style:font-size-asian="8pt" style:font-size-complex="8pt"/>
    </style:style>
    <style:style style:name="P23" style:family="paragraph" style:parent-style-name="Text_20_body">
      <style:text-properties fo:color="#000000" loext:opacity="100%" fo:font-size="8pt" style:font-size-asian="8pt" style:font-size-complex="8pt"/>
    </style:style>
    <style:style style:name="P2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Poppins" fo:font-size="12pt" fo:letter-spacing="normal" fo:font-style="normal" fo:font-weight="bold" officeooo:rsid="001d78e1" officeooo:paragraph-rsid="001d78e1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Poppins" fo:font-size="12pt" fo:letter-spacing="normal" fo:font-style="normal" fo:font-weight="bold" officeooo:rsid="001d78e1" officeooo:paragraph-rsid="001ee4ba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Poppins" fo:font-size="9pt" fo:letter-spacing="normal" fo:language="es" fo:country="ES" fo:font-style="normal" fo:font-weight="normal" style:font-size-asian="9pt" style:font-size-complex="9pt"/>
    </style:style>
    <style:style style:name="P2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Poppins" fo:font-size="9pt" fo:letter-spacing="normal" fo:font-style="normal" fo:font-weight="normal" style:font-size-asian="9pt" style:font-size-complex="9pt"/>
    </style:style>
    <style:style style:name="P2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Poppins" fo:font-size="9pt" fo:letter-spacing="normal" fo:font-style="normal" fo:font-weight="normal" officeooo:paragraph-rsid="001ee4ba" style:font-size-asian="9pt" style:font-size-complex="9pt"/>
    </style:style>
    <style:style style:name="P2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Poppins" fo:font-size="9pt" fo:letter-spacing="normal" fo:font-style="normal" fo:font-weight="normal" officeooo:rsid="001b9825" officeooo:paragraph-rsid="001b9825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Poppins" fo:font-size="9pt" fo:letter-spacing="normal" fo:font-style="normal" fo:font-weight="bold" officeooo:rsid="001d78e1" officeooo:paragraph-rsid="001d78e1" style:font-size-asian="9pt" style:font-weight-asian="bold" style:font-size-complex="9pt" style:font-weight-complex="bold"/>
    </style:style>
    <style:style style:name="P3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Poppins" fo:font-size="9pt" fo:letter-spacing="normal" fo:font-style="normal" fo:font-weight="bold" officeooo:rsid="001d78e1" officeooo:paragraph-rsid="001ee4ba" style:font-size-asian="9pt" style:font-weight-asian="bold" style:font-size-complex="9pt" style:font-weight-complex="bold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Poppins" fo:font-size="8pt" fo:letter-spacing="normal" fo:font-style="normal" fo:font-weight="normal" officeooo:rsid="001b9825" officeooo:paragraph-rsid="001b9825" style:font-size-asian="8pt" style:font-weight-asian="bold" style:font-size-complex="8pt" style:font-weight-complex="bold"/>
    </style:style>
    <style:style style:name="P3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Poppins" fo:font-size="8pt" fo:letter-spacing="normal" fo:font-style="normal" fo:font-weight="normal" style:font-size-asian="8pt" style:font-size-complex="8pt"/>
    </style:style>
    <style:style style:name="P3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Poppins" fo:font-size="8pt" fo:letter-spacing="normal" fo:font-style="normal" fo:font-weight="normal" officeooo:paragraph-rsid="001d78e1" style:font-size-asian="8pt" style:font-size-complex="8pt"/>
    </style:style>
    <style:style style:name="P3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fo:font-size="9pt" fo:letter-spacing="normal" style:font-size-asian="9pt" style:font-size-complex="9pt"/>
    </style:style>
    <style:style style:name="P3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Poppins" fo:font-size="9pt" fo:letter-spacing="normal" fo:font-style="normal" fo:font-weight="normal" officeooo:rsid="001b9825" officeooo:paragraph-rsid="001d78e1" style:font-size-asian="9pt" style:font-weight-asian="bold" style:font-size-complex="9pt" style:font-weight-complex="bold"/>
    </style:style>
    <style:style style:name="P3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Poppins" fo:font-size="9pt" fo:letter-spacing="normal" fo:font-style="normal" fo:font-weight="normal" officeooo:rsid="001b9825" officeooo:paragraph-rsid="001d78e1" style:font-size-asian="9pt" style:font-weight-asian="normal" style:font-size-complex="9pt" style:font-weight-complex="normal"/>
    </style:style>
    <style:style style:name="P3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Poppins" fo:font-size="9pt" fo:letter-spacing="normal" fo:font-style="normal" fo:font-weight="normal" officeooo:paragraph-rsid="001d78e1" style:font-weight-asian="normal" style:font-weight-complex="normal"/>
    </style:style>
    <style:style style:name="P3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Poppins" fo:font-size="9pt" fo:letter-spacing="normal" fo:font-style="normal" fo:font-weight="normal" style:font-size-asian="9pt" style:font-size-complex="9pt"/>
    </style:style>
    <style:style style:name="P40" style:family="paragraph">
      <loext:graphic-properties draw:fill-color="#1c1c1c"/>
      <style:paragraph-properties fo:text-align="center"/>
      <style:text-properties fo:font-size="12pt"/>
    </style:style>
    <style:style style:name="P41" style:family="paragraph">
      <loext:graphic-properties draw:fill-color="#1c1c1c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style="italic"/>
    </style:style>
    <style:style style:name="T6" style:family="text">
      <style:text-properties fo:language="es" fo:country="ES" fo:font-style="italic" fo:font-weight="bold"/>
    </style:style>
    <style:style style:name="T7" style:family="text">
      <style:text-properties fo:language="es" fo:country="ES" fo:font-style="italic" officeooo:rsid="001b9825" style:font-weight-asian="bold" style:font-weight-complex="bold"/>
    </style:style>
    <style:style style:name="T8" style:family="text">
      <style:text-properties fo:language="es" fo:country="ES" style:text-underline-style="solid" style:text-underline-width="auto" style:text-underline-color="font-color"/>
    </style:style>
    <style:style style:name="T9" style:family="text">
      <style:text-properties fo:language="es" fo:country="ES" style:text-underline-style="solid" style:text-underline-width="auto" style:text-underline-color="font-color" fo:font-weight="bold"/>
    </style:style>
    <style:style style:name="T10" style:family="text">
      <style:text-properties fo:language="es" fo:country="ES" officeooo:rsid="001b9825" style:font-weight-asian="bold" style:font-weight-complex="bold"/>
    </style:style>
    <style:style style:name="T11" style:family="text">
      <style:text-properties fo:language="es" fo:country="ES" fo:font-weight="bold"/>
    </style:style>
    <style:style style:name="T12" style:family="text">
      <style:text-properties fo:language="es" fo:country="ES" officeooo:rsid="001b9825"/>
    </style:style>
    <style:style style:name="T13" style:family="text">
      <style:text-properties fo:language="es" fo:country="ES" officeooo:rsid="001b9825" style:font-size-asian="8pt" style:font-weight-asian="bold" style:font-size-complex="8pt" style:font-weight-complex="bold"/>
    </style:style>
    <style:style style:name="T14" style:family="text">
      <style:text-properties fo:language="es" fo:country="ES" officeooo:rsid="001ee4ba"/>
    </style:style>
    <style:style style:name="T15" style:family="text">
      <style:text-properties fo:font-size="8pt" fo:language="es" fo:country="ES" style:font-size-asian="8pt" style:font-size-complex="8pt"/>
    </style:style>
    <style:style style:name="T16" style:family="text">
      <style:text-properties officeooo:rsid="001d78e1"/>
    </style:style>
    <style:style style:name="T17" style:family="text">
      <style:text-properties fo:font-variant="normal" fo:text-transform="none" fo:color="#1d2125" loext:opacity="100%" style:font-name="Poppins" fo:letter-spacing="normal" fo:language="es" fo:country="ES" fo:font-style="normal" fo:font-weight="normal" officeooo:rsid="001b9825" style:font-weight-asian="bold" style:font-weight-complex="bold"/>
    </style:style>
    <style:style style:name="T18" style:family="text">
      <style:text-properties fo:font-variant="normal" fo:text-transform="none" style:font-name="Poppins" fo:letter-spacing="normal" fo:language="es" fo:country="ES" fo:font-style="normal" fo:font-weight="normal" officeooo:rsid="001b9825" style:font-weight-asian="bold" style:font-weight-complex="bold"/>
    </style:style>
    <style:style style:name="T19" style:family="text">
      <style:text-properties fo:font-variant="normal" fo:text-transform="none" style:font-name="Poppins" fo:letter-spacing="normal" fo:language="es" fo:country="ES" fo:font-style="normal" fo:font-weight="normal" officeooo:rsid="001b9825" style:font-size-asian="8pt" style:font-weight-asian="bold" style:font-size-complex="8pt" style:font-weight-complex="bold"/>
    </style:style>
    <style:style style:name="T20" style:family="text">
      <style:text-properties fo:font-variant="normal" fo:text-transform="none" style:font-name="Poppins" fo:letter-spacing="normal" fo:language="es" fo:country="ES" fo:font-style="normal" officeooo:rsid="001b9825"/>
    </style:style>
    <style:style style:name="T21" style:family="text">
      <style:text-properties fo:color="#008800" loext:opacity="100%" style:font-name="SFMono-Regular" fo:font-size="7.5pt" fo:font-style="normal" fo:font-weight="bold"/>
    </style:style>
    <style:style style:name="T22" style:family="text">
      <style:text-properties fo:color="#008800" loext:opacity="100%" style:font-name="SFMono-Regular" fo:font-size="9.75pt" fo:font-style="normal" fo:font-weight="bold"/>
    </style:style>
    <style:style style:name="T23" style:family="text">
      <style:text-properties fo:color="#008800" loext:opacity="100%" style:font-name="SFMono-Regular" fo:font-style="normal" fo:font-weight="bold"/>
    </style:style>
    <style:style style:name="T24" style:family="text">
      <style:text-properties fo:color="#008800" loext:opacity="100%" style:font-name="Poppins" fo:language="es" fo:country="ES" fo:font-weight="bold" officeooo:rsid="001b9825" style:font-weight-asian="bold" style:font-weight-complex="bold"/>
    </style:style>
    <style:style style:name="T25" style:family="text">
      <style:text-properties fo:color="#008800" loext:opacity="100%" style:font-name="Poppins" fo:font-size="9.75pt" fo:language="es" fo:country="ES" fo:font-weight="bold" officeooo:rsid="001b9825" style:font-weight-asian="bold" style:font-weight-complex="bold"/>
    </style:style>
    <style:style style:name="T26" style:family="text">
      <style:text-properties fo:color="#008800" loext:opacity="100%" fo:font-weight="bold"/>
    </style:style>
    <style:style style:name="T27" style:family="text">
      <style:text-properties fo:color="#bb0066" loext:opacity="100%" style:font-name="Poppins" fo:language="es" fo:country="ES" fo:font-weight="bold" officeooo:rsid="001b9825" style:font-weight-asian="bold" style:font-weight-complex="bold"/>
    </style:style>
    <style:style style:name="T28" style:family="text">
      <style:text-properties fo:color="#bb0066" loext:opacity="100%" fo:font-weight="bold"/>
    </style:style>
    <style:style style:name="T29" style:family="text">
      <style:text-properties fo:color="#333333" loext:opacity="100%"/>
    </style:style>
    <style:style style:name="T30" style:family="text">
      <style:text-properties fo:color="#333333" loext:opacity="100%" style:font-name="SFMono-Regular" fo:font-size="7.5pt" fo:font-style="normal" fo:font-weight="normal"/>
    </style:style>
    <style:style style:name="T31" style:family="text">
      <style:text-properties fo:color="#333333" loext:opacity="100%" style:font-name="SFMono-Regular" fo:font-size="9.75pt" fo:font-style="normal" fo:font-weight="normal"/>
    </style:style>
    <style:style style:name="T32" style:family="text">
      <style:text-properties fo:color="#333333" loext:opacity="100%" style:font-name="SFMono-Regular" fo:font-style="normal" fo:font-weight="normal"/>
    </style:style>
    <style:style style:name="T33" style:family="text">
      <style:text-properties fo:color="#333333" loext:opacity="100%" style:font-name="Poppins" fo:language="es" fo:country="ES" officeooo:rsid="001b9825" style:font-weight-asian="bold" style:font-weight-complex="bold"/>
    </style:style>
    <style:style style:name="T34" style:family="text">
      <style:text-properties fo:color="#333333" loext:opacity="100%" style:font-name="Poppins" fo:language="es" fo:country="ES" fo:font-weight="bold" officeooo:rsid="001b9825" style:font-weight-asian="bold" style:font-weight-complex="bold"/>
    </style:style>
    <style:style style:name="T35" style:family="text">
      <style:text-properties fo:color="#333333" loext:opacity="100%" style:font-name="Poppins" fo:font-size="9.75pt" fo:language="es" fo:country="ES" fo:font-weight="bold" officeooo:rsid="001b9825" style:font-weight-asian="bold" style:font-weight-complex="bold"/>
    </style:style>
    <style:style style:name="T36" style:family="text">
      <style:text-properties style:font-name="SFMono-Regular" fo:font-style="normal"/>
    </style:style>
    <style:style style:name="T37" style:family="text">
      <style:text-properties style:font-name="SFMono-Regular" fo:font-style="normal" fo:font-weight="normal"/>
    </style:style>
    <style:style style:name="T38" style:family="text">
      <style:text-properties style:font-name="SFMono-Regular" fo:font-style="normal" fo:font-weight="normal" fo:background-color="#fff0f0" loext:char-shading-value="0"/>
    </style:style>
    <style:style style:name="T39" style:family="text">
      <style:text-properties style:font-name="SFMono-Regular" fo:font-style="normal" fo:font-weight="bold"/>
    </style:style>
    <style:style style:name="T40" style:family="text">
      <style:text-properties style:font-name="SFMono-Regular" fo:font-style="normal" fo:background-color="#fff0f0" loext:char-shading-value="0"/>
    </style:style>
    <style:style style:name="T41" style:family="text">
      <style:text-properties style:font-name="SFMono-Regular" fo:font-size="7.5pt" fo:font-style="normal"/>
    </style:style>
    <style:style style:name="T42" style:family="text">
      <style:text-properties style:font-name="SFMono-Regular" fo:font-size="7.5pt" fo:font-style="normal" fo:font-weight="normal"/>
    </style:style>
    <style:style style:name="T43" style:family="text">
      <style:text-properties style:font-name="SFMono-Regular" fo:font-size="7.5pt" fo:font-style="normal" fo:font-weight="normal" fo:background-color="#fff0f0" loext:char-shading-value="0"/>
    </style:style>
    <style:style style:name="T44" style:family="text">
      <style:text-properties style:font-name="SFMono-Regular" fo:font-size="7.5pt" fo:font-style="normal" fo:font-weight="bold"/>
    </style:style>
    <style:style style:name="T45" style:family="text">
      <style:text-properties style:font-name="SFMono-Regular" fo:font-size="8pt" fo:language="es" fo:country="ES" style:font-size-asian="8pt" style:font-size-complex="8pt"/>
    </style:style>
    <style:style style:name="T46" style:family="text">
      <style:text-properties style:font-name="SFMono-Regular" fo:font-size="8pt" fo:language="es" fo:country="ES" fo:font-weight="bold" style:font-size-asian="8pt" style:font-size-complex="8pt"/>
    </style:style>
    <style:style style:name="T47" style:family="text">
      <style:text-properties style:font-name="SFMono-Regular" fo:font-size="9.75pt" fo:font-style="normal" fo:font-weight="normal"/>
    </style:style>
    <style:style style:name="T48" style:family="text">
      <style:text-properties style:font-name="SFMono-Regular" fo:font-size="9.75pt" fo:font-style="normal" fo:font-weight="normal" fo:background-color="#fff0f0" loext:char-shading-value="0"/>
    </style:style>
    <style:style style:name="T49" style:family="text">
      <style:text-properties fo:color="#888888" loext:opacity="100%" style:font-name="SFMono-Regular" fo:font-size="9.75pt" fo:font-style="normal" fo:font-weight="normal"/>
    </style:style>
    <style:style style:name="T50" style:family="text">
      <style:text-properties fo:color="#888888" loext:opacity="100%" style:font-name="SFMono-Regular" fo:font-style="normal" fo:font-weight="normal"/>
    </style:style>
    <style:style style:name="T51" style:family="text">
      <style:text-properties fo:color="#333399" loext:opacity="100%" style:font-name="SFMono-Regular" fo:font-size="7.5pt" fo:font-style="normal" fo:font-weight="bold"/>
    </style:style>
    <style:style style:name="T52" style:family="text">
      <style:text-properties fo:color="#333399" loext:opacity="100%" style:font-name="SFMono-Regular" fo:font-size="9.75pt" fo:font-style="normal" fo:font-weight="bold"/>
    </style:style>
    <style:style style:name="T53" style:family="text">
      <style:text-properties fo:color="#333399" loext:opacity="100%" style:font-name="SFMono-Regular" fo:font-style="normal" fo:font-weight="bold"/>
    </style:style>
    <style:style style:name="T54" style:family="text">
      <style:text-properties fo:color="#0066bb" loext:opacity="100%" style:font-name="SFMono-Regular" fo:font-size="7.5pt" fo:font-style="normal" fo:font-weight="bold"/>
    </style:style>
    <style:style style:name="T55" style:family="text">
      <style:text-properties fo:color="#0066bb" loext:opacity="100%" style:font-name="SFMono-Regular" fo:font-size="9.75pt" fo:font-style="normal" fo:font-weight="bold"/>
    </style:style>
    <style:style style:name="T56" style:family="text">
      <style:text-properties fo:color="#0066bb" loext:opacity="100%" style:font-name="SFMono-Regular" fo:font-style="normal" fo:font-weight="bold"/>
    </style:style>
    <style:style style:name="T57" style:family="text">
      <style:text-properties fo:color="#0000dd" loext:opacity="100%" style:font-name="SFMono-Regular" fo:font-size="7.5pt" fo:font-style="normal" fo:font-weight="bold"/>
    </style:style>
    <style:style style:name="T58" style:family="text">
      <style:text-properties fo:color="#0000dd" loext:opacity="100%" style:font-name="SFMono-Regular" fo:font-size="9.75pt" fo:font-style="normal" fo:font-weight="bold"/>
    </style:style>
    <style:style style:name="T59" style:family="text">
      <style:text-properties fo:color="#0000dd" loext:opacity="100%" style:font-name="SFMono-Regular" fo:font-style="normal" fo:font-weight="bold"/>
    </style:style>
    <style:style style:name="T60" style:family="text">
      <style:text-properties fo:color="#0000cc" loext:opacity="100%" style:font-name="SFMono-Regular" fo:font-size="7.5pt" fo:font-style="normal" fo:font-weight="normal"/>
    </style:style>
    <style:style style:name="T61" style:family="text">
      <style:text-properties fo:color="#0000cc" loext:opacity="100%" style:font-name="SFMono-Regular" fo:font-size="9.75pt" fo:font-style="normal" fo:font-weight="normal"/>
    </style:style>
    <style:style style:name="T62" style:family="text">
      <style:text-properties fo:color="#0000cc" loext:opacity="100%" style:font-name="SFMono-Regular" fo:font-style="normal" fo:font-weight="normal"/>
    </style:style>
    <style:style style:name="T63" style:family="text">
      <style:text-properties fo:color="#555555" loext:opacity="100%" style:font-name="SFMono-Regular" fo:font-size="7.5pt" fo:font-style="normal" fo:font-weight="bold"/>
    </style:style>
    <style:style style:name="T64" style:family="text">
      <style:text-properties style:font-name="Poppins" fo:language="es" fo:country="ES" officeooo:rsid="001b9825" style:font-weight-asian="bold" style:font-weight-complex="bold"/>
    </style:style>
    <style:style style:name="T65" style:family="text">
      <style:text-properties style:font-name="Poppins" fo:language="es" fo:country="ES" fo:font-weight="bold" officeooo:rsid="001b9825" style:font-weight-asian="bold" style:font-weight-complex="bold"/>
    </style:style>
    <style:style style:name="T66" style:family="text">
      <style:text-properties style:font-name="Poppins" fo:language="es" fo:country="ES" fo:font-weight="bold" officeooo:rsid="001b9825" style:font-size-asian="8pt" style:font-weight-asian="bold" style:font-size-complex="8pt" style:font-weight-complex="bold"/>
    </style:style>
    <style:style style:name="T67" style:family="text">
      <style:text-properties style:font-name="Poppins" fo:language="es" fo:country="ES" fo:font-style="normal" fo:font-weight="normal"/>
    </style:style>
    <style:style style:name="T68" style:family="text">
      <style:text-properties style:font-name="Poppins" fo:language="es" fo:country="ES" officeooo:rsid="001b9825"/>
    </style:style>
    <style:style style:name="T69" style:family="text">
      <style:text-properties style:font-name="Poppins" fo:font-style="normal" fo:font-weight="normal"/>
    </style:style>
    <style:style style:name="T70" style:family="text">
      <style:text-properties style:font-name="Poppins" fo:font-size="10.5pt" fo:font-style="normal" fo:font-weight="normal"/>
    </style:style>
    <style:style style:name="T71" style:family="text">
      <style:text-properties style:font-name="Poppins" fo:font-size="10.5pt" fo:language="es" fo:country="ES" fo:font-style="normal" fo:font-weight="normal"/>
    </style:style>
    <style:style style:name="T72" style:family="text">
      <style:text-properties fo:font-size="10.5pt" fo:language="es" fo:country="ES" fo:font-weight="bold" officeooo:rsid="001b9825" style:font-weight-asian="bold" style:font-weight-complex="bold"/>
    </style:style>
    <style:style style:name="T73" style:family="text">
      <style:text-properties fo:font-size="10.5pt" fo:language="es" fo:country="ES" officeooo:rsid="001b9825" style:font-weight-asian="bold" style:font-weight-complex="bold"/>
    </style:style>
    <style:style style:name="T74" style:family="text">
      <style:text-properties fo:font-size="10.5pt" fo:language="es" fo:country="ES" fo:font-style="italic" officeooo:rsid="001b9825" style:font-weight-asian="bold" style:font-weight-complex="bold"/>
    </style:style>
    <style:style style:name="T75" style:family="text">
      <style:text-properties fo:color="#0e84b5" loext:opacity="100%" fo:font-weight="bold"/>
    </style:style>
    <style:style style:name="T76" style:family="text">
      <style:text-properties fo:color="#1d2125" loext:opacity="100%" style:font-name="Poppins" fo:font-size="9.75pt" fo:language="es" fo:country="ES" fo:font-weight="bold" officeooo:rsid="001b9825" style:font-weight-asian="bold" style:font-weight-complex="bold"/>
    </style:style>
    <style:style style:name="T77" style:family="text">
      <style:text-properties fo:color="#1d2125" loext:opacity="100%" style:font-name="Poppins" fo:language="es" fo:country="ES" fo:font-weight="bold" officeooo:rsid="001b9825" style:font-weight-asian="bold" style:font-weight-complex="bold"/>
    </style:style>
    <style:style style:name="gr1" style:family="graphic">
      <style:graphic-properties svg:stroke-color="#000000" draw:fill-color="#1c1c1c" draw:textarea-vertical-align="middle" draw:auto-grow-height="false" fo:min-height="0.266cm" fo:min-width="0.4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1c1c1c" draw:textarea-vertical-align="middle" draw:auto-grow-height="false" fo:min-height="0.265cm" fo:min-width="0.47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custom-shape text:anchor-type="paragraph" draw:z-index="0" draw:name="Forma1" draw:style-name="gr2" draw:text-style-name="P41" svg:width="1.251cm" svg:height="0.795cm" svg:x="2.245cm" svg:y="0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" draw:name="Forma1_0" draw:style-name="gr1" draw:text-style-name="P40" svg:width="1.258cm" svg:height="0.8cm" svg:x="13.598cm" svg:y="0.025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PSP <text:s text:c="9"/>ENTRENAMIENTO FEBRERO</text:p>
      <text:p text:style-name="P15"/>
      <text:p text:style-name="P19">EJERCICIO 1 – HILOS DORMILONES</text:p>
      <text:p text:style-name="P20">Dada la clase de tipo hilo <text:span text:style-name="T2">HiloDormilon.java</text:span>, escribir un hilo principal (programa principal <text:span text:style-name="T3">Ejercicio02.java</text:span>) que <text:span text:style-name="T1">implemente un bucle donde se lancen tantas instancias de ese hilo  “dormilón” como elementos tenga el array </text:span><text:span text:style-name="T3">arrayTiempos</text:span>, usando cada elemento (número entero) como parámetro para el constructor y dejando entre cada lanzamiento un pequeño lapsus (<text:span text:style-name="T2">Thread.sleep</text:span>) de 100 milisegundos para que dé tiempo a cada hilo a comenzar su ejecución y mostrar su mensaje de inicio sin que se lance antes otro.</text:p>
      <text:p text:style-name="P26">Cada hilo de tipo dormilón que se ejecute:</text:p>
      <text:p text:style-name="P27"><text:span text:style-name="T4">1.  mostrará un mensaje de inicio “</text:span><text:span text:style-name="T5">Iniciando hilo dormilón xxx que va a dormir zzz segundos</text:span><text:span text:style-name="T4">”, donde xxx será el número de hilo (1, 2, 3, etc.) que se está lanzando y zzz será la cantidad de segundos que va a dormir;</text:span></text:p>
      <text:p text:style-name="P39"><text:span text:style-name="T4">2.  dormirá la cantidad de segundos que se haya indicado en su constructor;</text:span></text:p>
      <text:p text:style-name="P39"><text:span text:style-name="T4">3.  mostrará un mensaje de finalización “</text:span><text:span text:style-name="T5">Finalizando hilo dormilón xxx que acaba de dormir zzz segundos</text:span><text:span text:style-name="T4">”.</text:span></text:p>
      <text:p text:style-name="P35"> </text:p>
      <text:p text:style-name="P27"><text:span text:style-name="T4">El resultado en pantalla de la ejecución del programa principal </text:span><text:span text:style-name="T5">Ejercicio02</text:span> <text:span text:style-name="T4">debería ser el siguiente:</text:span></text:p>
      <text:p text:style-name="P35"> </text:p>
      <table:table table:name="Tabla1" table:style-name="Tabla1">
        <table:table-column table:style-name="Tabla1.A"/>
        <table:table-row table:style-name="TableLine2492504696880">
          <table:table-cell table:style-name="Tabla1.A1" office:value-type="string">
            <text:p text:style-name="P17">HILOS DORMILONES CONCURRENTES</text:p>
            <text:p text:style-name="P17">-----------------------------</text:p>
            <text:p text:style-name="P17">Iniciando hilo dormilón 1 que va a dormir 5 segundos.</text:p>
            <text:p text:style-name="P17">Iniciando hilo dormilón 2 que va a dormir 1 segundos.</text:p>
            <text:p text:style-name="P17">Iniciando hilo dormilón 3 que va a dormir 3 segundos.</text:p>
            <text:p text:style-name="P17">Iniciando hilo dormilón 4 que va a dormir 4 segundos.</text:p>
            <text:p text:style-name="P17">Iniciando hilo dormilón 5 que va a dormir 2 segundos.</text:p>
            <text:p text:style-name="P17">Finalizando hilo dormilón 2 que acaba de dormir 1 segundos.</text:p>
            <text:p text:style-name="P17">Finalizando hilo dormilón 5 que acaba de dormir 2 segundos.</text:p>
            <text:p text:style-name="P17">Finalizando hilo dormilón 3 que acaba de dormir 3 segundos.</text:p>
            <text:p text:style-name="P17">Finalizando hilo dormilón 4 que acaba de dormir 4 segundos.</text:p>
            <text:p text:style-name="P17">Finalizando hilo dormilón 1 que acaba de dormir 5 segundos.</text:p>
          </table:table-cell>
        </table:table-row>
      </table:table>
      <text:p text:style-name="P27"><text:span text:style-name="T4"><text:line-break/></text:span><text:span text:style-name="T8">Lo más probable</text:span> <text:span text:style-name="T4">es que siempre obtengas este resultado (quizá con alguna mínima variación), pues es razonable que primero vayan terminando los hilos que deben dormir menos tiempo.</text:span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30"><text:soft-page-break/><text:span text:style-name="T4">CLASE HILO DORMILON (me la dan..)</text:span></text:p>
      <text:p text:style-name="P29"><text:span text:style-name="T4">p</text:span><text:span text:style-name="T15">ackage Ejercicio7;</text:span></text:p>
      <text:p text:style-name="P32"><text:span text:style-name="T4"/></text:p>
      <text:p text:style-name="P32"><text:span text:style-name="T4">public class HiloDormilon extends Thread {</text:span></text:p>
      <text:p text:style-name="P32"><text:span text:style-name="T4"/></text:p>
      <text:p text:style-name="P32"><text:span text:style-name="T4"><text:s text:c="4"/>private final long tiempoEspera;</text:span></text:p>
      <text:p text:style-name="P32"><text:span text:style-name="T4"><text:s text:c="4"/>private final String nombre;</text:span></text:p>
      <text:p text:style-name="P32"><text:span text:style-name="T4"/></text:p>
      <text:p text:style-name="P32"><text:span text:style-name="T4"><text:s text:c="4"/>public HiloDormilon(String nombre, long tiempo) {</text:span></text:p>
      <text:p text:style-name="P32"><text:span text:style-name="T4"><text:s text:c="8"/>this.tiempoEspera = tiempo;</text:span></text:p>
      <text:p text:style-name="P32"><text:span text:style-name="T4"><text:s text:c="8"/>this.nombre = nombre;</text:span></text:p>
      <text:p text:style-name="P32"><text:span text:style-name="T4"><text:s text:c="4"/>}</text:span></text:p>
      <text:p text:style-name="P32"><text:span text:style-name="T4"/></text:p>
      <text:p text:style-name="P32"><text:span text:style-name="T4"><text:s text:c="4"/>@Override</text:span></text:p>
      <text:p text:style-name="P32"><text:span text:style-name="T4"><text:s text:c="4"/>public void run() {</text:span></text:p>
      <text:p text:style-name="P32"><text:span text:style-name="T4"><text:s text:c="8"/>System.out.printf("Iniciando hilo dormilón %s que va a dormir %d segundos.\n",</text:span></text:p>
      <text:p text:style-name="P32"><text:span text:style-name="T4"><text:s text:c="16"/>this.nombre, this.tiempoEspera);</text:span></text:p>
      <text:p text:style-name="P32"><text:span text:style-name="T4"><text:s text:c="8"/>try {</text:span></text:p>
      <text:p text:style-name="P32"><text:span text:style-name="T4"><text:s text:c="12"/>Thread.sleep(this.tiempoEspera * 1000);</text:span></text:p>
      <text:p text:style-name="P32"><text:span text:style-name="T4"><text:s text:c="8"/>} catch (InterruptedException ex) {</text:span></text:p>
      <text:p text:style-name="P32"><text:span text:style-name="T4"><text:s text:c="8"/>}</text:span></text:p>
      <text:p text:style-name="P32"><text:span text:style-name="T4"><text:s text:c="8"/>System.out.printf("Finalizando hilo dormilón %s que acaba de dormir %d segundos.\n",</text:span></text:p>
      <text:p text:style-name="P32"><text:span text:style-name="T4"><text:s text:c="16"/>this.nombre, this.tiempoEspera);</text:span></text:p>
      <text:p text:style-name="P32"><text:span text:style-name="T4"><text:s text:c="4"/>}</text:span></text:p>
      <text:p text:style-name="P32"><text:span text:style-name="T4"/></text:p>
      <text:p text:style-name="P32"><text:span text:style-name="T4">}</text:span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0"><text:soft-page-break/><text:span text:style-name="T4">CLASE Main (propuesta compañero..)</text:span></text:p>
      <text:p text:style-name="P38"><text:bookmark text:name="yui_3_17_2_1_1674803820188_40"/><text:span text:style-name="T45">public class Ejercicio02 {</text:span></text:p>
      <text:p text:style-name="P7"><text:s text:c="3"/></text:p>
      <text:p text:style-name="P7"><text:s text:c="4"/><text:span text:style-name="T41">public static void main(String[] args) {</text:span></text:p>
      <text:p text:style-name="P7"><text:s text:c="8"/><text:span text:style-name="T41">int[] arrayTiempos = {5, 1, 3, 4, 2}; //Array con el tiempo a dormir de cada hilo</text:span></text:p>
      <text:p text:style-name="P7"><text:s text:c="8"/><text:span text:style-name="T41">HiloDormilon[] hilosDormilones = new HiloDormilon[arrayTiempos.length]; //Array de hilos</text:span></text:p>
      <text:p text:style-name="P7"><text:s text:c="8"/></text:p>
      <text:p text:style-name="P7"><text:s text:c="8"/><text:span text:style-name="T41">//Rellena el array de HiloDormilon</text:span></text:p>
      <text:p text:style-name="P7"><text:s text:c="8"/><text:span text:style-name="T41">for (int i = 0; i &lt; arrayTiempos.length; i++) {</text:span></text:p>
      <text:p text:style-name="P7"><text:s text:c="12"/><text:span text:style-name="T41">hilosDormilones[i] = new HiloDormilon(String.valueOf(i+1), arrayTiempos[i]);</text:span></text:p>
      <text:p text:style-name="P7"><text:s text:c="12"/><text:span text:style-name="T41">try{</text:span></text:p>
      <text:p text:style-name="P7"><text:s text:c="16"/><text:span text:style-name="T41">Thread.sleep(100);</text:span></text:p>
      <text:p text:style-name="P7"><text:s text:c="12"/><text:span text:style-name="T41">} catch (InterruptedException e){</text:span></text:p>
      <text:p text:style-name="P7"><text:s text:c="16"/><text:span text:style-name="T41">Logger.getLogger(Ejercicio02.class.getName()).log(Level.SEVERE, null, e);</text:span></text:p>
      <text:p text:style-name="P7"><text:s text:c="12"/><text:span text:style-name="T41">}</text:span></text:p>
      <text:p text:style-name="P7"><text:s text:c="8"/><text:span text:style-name="T41">}</text:span></text:p>
      <text:p text:style-name="P7"><text:s text:c="8"/></text:p>
      <text:p text:style-name="P7"><text:s text:c="8"/><text:span text:style-name="T41">//Ejecuta cada hilo.</text:span></text:p>
      <text:p text:style-name="P7"><text:s text:c="8"/><text:span text:style-name="T41">for (HiloDormilon hd : hilosDormilones) {</text:span></text:p>
      <text:p text:style-name="P7"><text:s text:c="12"/><text:span text:style-name="T41">hd.start();</text:span></text:p>
      <text:p text:style-name="P7"><text:s text:c="8"/><text:span text:style-name="T41">} <text:s text:c="6"/></text:span></text:p>
      <text:p text:style-name="P7"><text:s text:c="4"/><text:span text:style-name="T41">} <text:s text:c="3"/></text:span></text:p>
      <text:p text:style-name="P10">}</text:p>
      <text:p text:style-name="P37"><text:span text:style-name="T15"/></text:p>
      <text:p text:style-name="P37"><text:span text:style-name="T15"/></text:p>
      <text:p text:style-name="P37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24"><text:soft-page-break/><text:span text:style-name="T4">EJERCICIO 2 – HILOS DORMILONES en EXCLUSION MUTUA</text:span></text:p>
      <text:p text:style-name="P34"><text:span text:style-name="T4">Implementar un nuevo programa </text:span><text:span text:style-name="T5">Ejercicio03.java</text:span><text:span text:style-name="T4"> modificando el programa principal del ejercicio 2 para usar instancias de la clase </text:span><text:span text:style-name="T5">HIloDormilonExclusivo</text:span><text:span text:style-name="T4"> en lugar de instancias de la clase </text:span><text:span text:style-name="T5">HiloDormilon</text:span><text:span text:style-name="T4">. Para ello deberás implementar la clase </text:span><text:span text:style-name="T5">HiloDormilonExclusivo </text:span><text:span text:style-name="T4">donde tendrás que </text:span><text:span text:style-name="T9">ejecutar en exclusión mutua</text:span><text:span text:style-name="T4"> todo el bloque de código que va desde el mensaje de inicio del hilo hasta el mensaje de fin del hilo. En este caso el </text:span><text:span text:style-name="T11">recurso compartido</text:span><text:span text:style-name="T4"> por todos los hilos dormilones que debe ejecutarse en exclusión mutua será </text:span><text:span text:style-name="T11">la pantalla</text:span><text:span text:style-name="T4"> (el objeto </text:span><text:span text:style-name="T6">System.out</text:span><text:span text:style-name="T4">).</text:span></text:p>
      <text:p text:style-name="P33"><text:span text:style-name="T4">El resultado en pantalla de la ejecución del programa principal </text:span><text:span text:style-name="T5">Ejercicio03</text:span> <text:span text:style-name="T4">debería ser el siguiente:</text:span></text:p>
      <table:table table:name="Tabla2" table:style-name="Tabla2">
        <table:table-column table:style-name="Tabla2.A"/>
        <table:table-row table:style-name="TableLine2492404027200">
          <table:table-cell table:style-name="Tabla2.A1" office:value-type="string">
            <text:p text:style-name="P18">HILOS DORMILONES CONCURRENTES CON EXCLUSIÓN MUTUA</text:p>
            <text:p text:style-name="P18">-------------------------------------------------</text:p>
            <text:p text:style-name="P18">Iniciando hilo dormilón exclusivo 1 que va a dormir 5 segundos y bloquea al resto de hilos que intenten usar la pantalla.</text:p>
            <text:p text:style-name="P18">Finalizando hilo dormilón exclusivo 1 que acaba de dormir 5 segundos.</text:p>
            <text:p text:style-name="P18">Iniciando hilo dormilón exclusivo 5 que va a dormir 2 segundos y bloquea al resto de hilos que intenten usar la pantalla.</text:p>
            <text:p text:style-name="P18">Finalizando hilo dormilón exclusivo 5 que acaba de dormir 2 segundos.</text:p>
            <text:p text:style-name="P18">Iniciando hilo dormilón exclusivo 4 que va a dormir 4 segundos y bloquea al resto de hilos que intenten usar la pantalla.</text:p>
            <text:p text:style-name="P18">Finalizando hilo dormilón exclusivo 4 que acaba de dormir 4 segundos.</text:p>
            <text:p text:style-name="P18">Iniciando hilo dormilón exclusivo 3 que va a dormir 3 segundos y bloquea al resto de hilos que intenten usar la pantalla.</text:p>
            <text:p text:style-name="P18">Finalizando hilo dormilón exclusivo 3 que acaba de dormir 3 segundos.</text:p>
            <text:p text:style-name="P18">Iniciando hilo dormilón exclusivo 2 que va a dormir 1 segundos y bloquea al resto de hilos que intenten usar la pantalla.</text:p>
            <text:p text:style-name="P18">Finalizando hilo dormilón exclusivo 2 que acaba de dormir 1 segundos.</text:p>
          </table:table-cell>
        </table:table-row>
      </table:table>
      <text:p text:style-name="P33"><text:span text:style-name="T4"/></text:p>
      <text:p text:style-name="P33"><text:span text:style-name="T4">En este caso, como cada vez que se ejecuta un hilo de tipo “</text:span><text:span text:style-name="T5">dormilón exclusivo</text:span>”<text:span text:style-name="T4">, se “apropia” de la pantalla, ningún otro hilo que vaya a usar la pantalla podrá ejecutarse hasta que no finalice la parte de exclusión mutua del hilo anterior. Esto hará que la ejecución sea prácticamente “secuencial”, pues hasta que el hilo 1 no duerma sus 5 segundos, muestre su mensaje de finalización por pantalla y abandone su sección de exclusión mutua, el hilo 2 no va a poder mostrar su mensaje de inicio y así sucesivamente con el resto de hilos. Observarás que el programa tardará mucho más en ejecutarse, pues el “dormir” no va a ser concurrente sino secuencial debido a que se encuentra dentro de un bloque de exclusión mutua (</text:span><text:span text:style-name="T5">synchronized</text:span><text:span text:style-name="T4">) para el objeto </text:span><text:span text:style-name="T5">System.out</text:span><text:span text:style-name="T4">.</text:span></text:p>
      <text:p text:style-name="P22"><text:span text:style-name="T16">Me dan… </text:span></text:p>
      <text:p text:style-name="P22"><text:line-break/><text:span text:style-name="T17">package Ejercicio8;</text:span></text:p>
      <text:p text:style-name="P21"><text:span text:style-name="T17"/></text:p>
      <text:p text:style-name="P21"><text:span text:style-name="T17">public class HiloDormilonExclusivo extends Thread {</text:span></text:p>
      <text:p text:style-name="P21"><text:span text:style-name="T17"/></text:p>
      <text:p text:style-name="P21"><text:span text:style-name="T17"><text:s text:c="8"/>// Aquí tienes que escribir tu solución al ejercicio</text:span></text:p>
      <text:p text:style-name="P21"><text:span text:style-name="T17"><text:s text:c="8"/>// ...</text:span></text:p>
      <text:p text:style-name="P21"><text:span text:style-name="T17"><text:s text:c="8"/>// ...</text:span></text:p>
      <text:p text:style-name="P21"><text:span text:style-name="T17"><text:s text:c="12"/></text:span></text:p>
      <text:p text:style-name="P21"><text:span text:style-name="T17">}</text:span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30"><text:soft-page-break/><text:span text:style-name="T4">CLASE Main (propuesta compañero..)</text:span></text:p>
      <text:p text:style-name="P38"><text:bookmark text:name="yui_3_17_2_1_1674803820188_401"/><text:span text:style-name="T45">public class Ejercicio02 {</text:span></text:p>
      <text:p text:style-name="P8"><text:s text:c="3"/></text:p>
      <text:p text:style-name="P8"><text:s text:c="4"/><text:span text:style-name="T41">public static void main(String[] args) {</text:span></text:p>
      <text:p text:style-name="P8"><text:s text:c="8"/><text:span text:style-name="T41">int[] arrayTiempos = {5, 1, 3, 4, 2}; //Array con el tiempo a dormir de cada hilo</text:span></text:p>
      <text:p text:style-name="P8"><text:s text:c="8"/><text:span text:style-name="T41">HiloDormilon[] hilosDormilones = new HiloDormilon[arrayTiempos.length]; //Array de hilos</text:span></text:p>
      <text:p text:style-name="P8"><text:s text:c="8"/></text:p>
      <text:p text:style-name="P8"><text:s text:c="8"/><text:span text:style-name="T41">//Rellena el array de HiloDormilon</text:span></text:p>
      <text:p text:style-name="P8"><text:s text:c="8"/><text:span text:style-name="T41">for (int i = 0; i &lt; arrayTiempos.length; i++) {</text:span></text:p>
      <text:p text:style-name="P8"><text:s text:c="12"/><text:span text:style-name="T41">hilosDormilones[i] = new HiloDormilon(String.valueOf(i+1), arrayTiempos[i]);</text:span></text:p>
      <text:p text:style-name="P8"><text:s text:c="12"/><text:span text:style-name="T41">try{</text:span></text:p>
      <text:p text:style-name="P8"><text:s text:c="16"/><text:span text:style-name="T41">Thread.sleep(100);</text:span></text:p>
      <text:p text:style-name="P8"><text:s text:c="12"/><text:span text:style-name="T41">} catch (InterruptedException e){</text:span></text:p>
      <text:p text:style-name="P8"><text:s text:c="16"/><text:span text:style-name="T41">Logger.getLogger(Ejercicio02.class.getName()).log(Level.SEVERE, null, e);</text:span></text:p>
      <text:p text:style-name="P8"><text:s text:c="12"/><text:span text:style-name="T41">}</text:span></text:p>
      <text:p text:style-name="P8"><text:s text:c="8"/><text:span text:style-name="T41">}</text:span></text:p>
      <text:p text:style-name="P8"><text:s text:c="8"/></text:p>
      <text:p text:style-name="P8"><text:s text:c="8"/><text:span text:style-name="T41">//Ejecuta cada hilo.</text:span></text:p>
      <text:p text:style-name="P8"><text:s text:c="8"/><text:span text:style-name="T41">for (HiloDormilon hd : hilosDormilones) {</text:span></text:p>
      <text:p text:style-name="P8"><text:s text:c="12"/><text:span text:style-name="T41">hd.start();</text:span></text:p>
      <text:p text:style-name="P8"><text:s text:c="8"/><text:span text:style-name="T41">} <text:s text:c="6"/></text:span></text:p>
      <text:p text:style-name="P8"><text:s text:c="4"/><text:span text:style-name="T41">} <text:s text:c="3"/></text:span></text:p>
      <text:p text:style-name="P3"><text:span text:style-name="T12">}</text:span></text:p>
      <text:p text:style-name="P30"><text:span text:style-name="T12"/></text:p>
      <text:p text:style-name="P30"><text:span text:style-name="T12">CLASE H</text:span><text:span text:style-name="T4">ilo</text:span><text:span text:style-name="T12">D</text:span><text:span text:style-name="T4">ormilonExclusivo</text:span><text:span text:style-name="T12"> (</text:span><text:span text:style-name="T4">propuesta compañero</text:span><text:span text:style-name="T12">)</text:span></text:p>
      <text:p text:style-name="P1"><text:span text:style-name="T18"/></text:p>
      <text:p text:style-name="P1"><text:bookmark text:name="yui_3_17_2_1_1674804265064_39"/><text:span text:style-name="T65">public</text:span><text:span text:style-name="T64"> </text:span><text:span text:style-name="T65">class</text:span><text:span text:style-name="T64"> </text:span><text:span text:style-name="T65">HiloDormilonExclusivo</text:span><text:span text:style-name="T64"> </text:span><text:span text:style-name="T65">extends</text:span><text:span text:style-name="T64"> Thread {</text:span></text:p>
      <text:p text:style-name="P13"/>
      <text:p text:style-name="P6"><text:s text:c="4"/><text:span text:style-name="T44">private</text:span><text:span text:style-name="T42"> </text:span><text:span text:style-name="T44">final</text:span><text:span text:style-name="T42"> </text:span><text:span text:style-name="T44">long</text:span><text:span text:style-name="T42"> tiempoEspera;</text:span></text:p>
      <text:p text:style-name="P6"><text:s text:c="4"/><text:span text:style-name="T44">private</text:span><text:span text:style-name="T42"> </text:span><text:span text:style-name="T44">final</text:span><text:span text:style-name="T42"> String nombre;</text:span></text:p>
      <text:p text:style-name="P13"/>
      <text:p text:style-name="P6"><text:s text:c="4"/><text:span text:style-name="T44">public</text:span><text:span text:style-name="T42"> </text:span><text:span text:style-name="T44">HiloDormilonExclusivo</text:span><text:span text:style-name="T42">(String nombre, </text:span><text:span text:style-name="T44">long</text:span><text:span text:style-name="T42"> tiempo) {</text:span></text:p>
      <text:p text:style-name="P6"><text:s text:c="8"/><text:span text:style-name="T44">this</text:span><text:span text:style-name="T42">.tiempoEspera = tiempo;</text:span></text:p>
      <text:p text:style-name="P6"><text:s text:c="8"/><text:span text:style-name="T44">this</text:span><text:span text:style-name="T42">.nombre = nombre;</text:span></text:p>
      <text:p text:style-name="P6"><text:s text:c="4"/><text:span text:style-name="T42">}</text:span></text:p>
      <text:p text:style-name="P13"/>
      <text:p text:style-name="P6"><text:s text:c="4"/><text:span text:style-name="T44">@Override</text:span></text:p>
      <text:p text:style-name="P6"><text:s text:c="4"/><text:span text:style-name="T44">public</text:span><text:span text:style-name="T42"> </text:span><text:span text:style-name="T44">void</text:span><text:span text:style-name="T42"> </text:span><text:span text:style-name="T44">run</text:span><text:span text:style-name="T42">() {</text:span></text:p>
      <text:p text:style-name="P6"><text:s text:c="8"/><text:span text:style-name="T44">synchronized</text:span><text:span text:style-name="T42"> (System.out) {</text:span></text:p>
      <text:p text:style-name="P6"><text:s text:c="12"/><text:span text:style-name="T42">System.out.printf(</text:span><text:span text:style-name="T43">"Iniciando hilo dormilón exclusivo %s que va a dormir %d segundos y bloquea al resto de hilos\n"</text:span></text:p>
      <text:p text:style-name="P6"><text:s text:c="20"/><text:span text:style-name="T42">+ </text:span><text:span text:style-name="T43">"que intenten usar la pantalla.\n\n"</text:span><text:span text:style-name="T42">,</text:span></text:p>
      <text:p text:style-name="P6"><text:s text:c="20"/><text:span text:style-name="T44">this</text:span><text:span text:style-name="T42">.nombre, </text:span><text:bookmark text:name="yui_3_17_2_1_1674804265064_38"/><text:span text:style-name="T44">this</text:span><text:span text:style-name="T42">.tiempoEspera);</text:span></text:p>
      <text:p text:style-name="P6"><text:s text:c="12"/><text:span text:style-name="T44">try</text:span><text:span text:style-name="T42"> {</text:span></text:p>
      <text:p text:style-name="P6"><text:s text:c="16"/><text:span text:style-name="T42">Thread.sleep(</text:span><text:span text:style-name="T44">this</text:span><text:span text:style-name="T42">.tiempoEspera * </text:span><text:span text:style-name="T44">1000</text:span><text:span text:style-name="T42">);</text:span></text:p>
      <text:p text:style-name="P6"><text:s text:c="12"/><text:span text:style-name="T42">} </text:span><text:span text:style-name="T44">catch</text:span><text:span text:style-name="T42"> (InterruptedException ex) {</text:span></text:p>
      <text:p text:style-name="P6"><text:s text:c="12"/><text:span text:style-name="T42">}</text:span></text:p>
      <text:p text:style-name="P6"><text:s text:c="12"/><text:span text:style-name="T42">System.out.printf(</text:span><text:span text:style-name="T43">"Finalizando hilo dormilón exclusivo %s que acaba de dormir %d segundos.\n\n"</text:span><text:span text:style-name="T42">,</text:span></text:p>
      <text:p text:style-name="P6"><text:s text:c="20"/><text:span text:style-name="T44">this</text:span><text:span text:style-name="T42">.nombre, </text:span><text:span text:style-name="T44">this</text:span><text:span text:style-name="T42">.tiempoEspera);</text:span></text:p>
      <text:p text:style-name="P6"><text:s text:c="8"/><text:span text:style-name="T42">}</text:span></text:p>
      <text:p text:style-name="P6"><text:s text:c="4"/><text:span text:style-name="T42">}</text:span></text:p>
      <text:p text:style-name="P9">}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5"><text:soft-page-break/><text:span text:style-name="T4">EJERCICIO </text:span><text:span text:style-name="T14">3</text:span><text:span text:style-name="T4"> – </text:span><text:span text:style-name="T14">Lanzar programas a ejecución. Escribir en texto errores.</text:span></text:p>
      <text:p text:style-name="P28"><text:span text:style-name="T10">Crea un programa llamado </text:span><text:span text:style-name="T7">Ejercicio1.java</text:span><text:span text:style-name="T10"> que reciba desde los argumentos del main() un nombre y lo lance a su ejecución, con las siguientes características:</text:span></text:p>
      <text:p text:style-name="P27"><text:span text:style-name="T4">- </text:span>Si el programa finaliza correctamente utiliza <text:span text:style-name="T2">System.exit(1)</text:span>, en caso que no se hayan introducido los argumentos correctamente utiliza <text:span text:style-name="T2">System.exit(-1)</text:span>.</text:p>
      <text:p text:style-name="P27"><text:span text:style-name="T4">- </text:span>Comprueba el valor de salida del proceso que se ejecuta, de tal manera que:</text:p>
      <text:p text:style-name="P35"><text:span text:style-name="T69">- Si se ejecuta correctamente muestra en pantalla la información que devuelve el programa lanzado (es importante invocar programas que generen algo, como “DIR”).</text:span></text:p>
      <text:p text:style-name="P35"><text:span text:style-name="T67">- </text:span><text:span text:style-name="T69">Si no se ejecuta correctamente el lanzamiento, debe mostrar los errores en un archivo llamado “errores.txt”.</text:span></text:p>
      <text:p text:style-name="P31"><text:span text:style-name="T12">CLASE </text:span><text:span text:style-name="T14">Main</text:span><text:span text:style-name="T12"> (</text:span><text:span text:style-name="T4">propuesta compañero. </text:span><text:span text:style-name="T14">Es correcto?</text:span><text:span text:style-name="T12">)</text:span></text:p>
      <text:p text:style-name="P2"><text:span text:style-name="T18"/></text:p>
      <text:p text:style-name="P5"><text:bookmark text:name="yui_3_17_2_1_1674804265064_391"/><text:bookmark text:name="yui_3_17_2_1_1674804697790_27"/><text:span text:style-name="T68">package Ejercicio3;</text:span></text:p>
      <text:p text:style-name="P14"/>
      <text:p text:style-name="P11">import java.io.BufferedReader;</text:p>
      <text:p text:style-name="P11">import java.io.File;</text:p>
      <text:p text:style-name="P11">import java.io.FileWriter;</text:p>
      <text:p text:style-name="P11">import java.io.IOException;</text:p>
      <text:p text:style-name="P11">import java.io.InputStreamReader;</text:p>
      <text:p text:style-name="P11">import java.util.logging.Level;</text:p>
      <text:p text:style-name="P11">import java.util.logging.Logger;</text:p>
      <text:p text:style-name="P14"/>
      <text:p text:style-name="P11">public class Ejercicio1 {</text:p>
      <text:p text:style-name="P14"/>
      <text:p text:style-name="P12"><text:s text:c="4"/><text:span text:style-name="T36">public static void main(String[] args) {</text:span></text:p>
      <text:p text:style-name="P12"><text:s text:c="8"/><text:span text:style-name="T36">File file = null;</text:span></text:p>
      <text:p text:style-name="P12"><text:s text:c="8"/><text:span text:style-name="T36">FileWriter fw = null;</text:span></text:p>
      <text:p text:style-name="P14"/>
      <text:p text:style-name="P12"><text:s text:c="8"/><text:span text:style-name="T36">try {</text:span></text:p>
      <text:p text:style-name="P12"><text:s text:c="12"/><text:span text:style-name="T36">String comando = args[0];//recogemos el comando que se pasa por argumentos</text:span></text:p>
      <text:p text:style-name="P12"><text:span text:style-name="T36"/></text:p>
      <text:p text:style-name="P12"><text:s text:c="12"/><text:span text:style-name="T36">Process process = Runtime.getRuntime().exec(new String[]{</text:span><text:span text:style-name="T40">"cmd.exe"</text:span><text:span text:style-name="T36">, </text:span><text:span text:style-name="T40">"/c"</text:span><text:span text:style-name="T36">, comando});</text:span></text:p>
      <text:p text:style-name="P12"><text:s text:c="12"/><text:span text:style-name="T36">//creamos proceso para que ejecute en la consola el comando almacenado</text:span></text:p>
      <text:p text:style-name="P12"><text:span text:style-name="T36"/></text:p>
      <text:p text:style-name="P12"><text:s text:c="12"/><text:span text:style-name="T36">process.waitFor();//esperamos hasta que termine el proceso</text:span></text:p>
      <text:p text:style-name="P12"><text:s text:c="12"/><text:span text:style-name="T36">//usamos un bufferedReader para leer la salida del proceso</text:span></text:p>
      <text:p text:style-name="P12"><text:span text:style-name="T36"/></text:p>
      <text:p text:style-name="P12"><text:s text:c="12"/><text:span text:style-name="T36">BufferedReader reader = new BufferedReader(new InputStreamReader(process.getInputStream()));</text:span></text:p>
      <text:p text:style-name="P12"><text:span text:style-name="T36"/></text:p>
      <text:p text:style-name="P12"><text:s text:c="12"/><text:span text:style-name="T36">String line;</text:span></text:p>
      <text:p text:style-name="P12"><text:span text:style-name="T36"/></text:p>
      <text:p text:style-name="P12"><text:s text:c="12"/><text:span text:style-name="T36">while ((line = reader.readLine()) != null) {//leemos cada línea</text:span></text:p>
      <text:p text:style-name="P12"><text:s text:c="16"/><text:span text:style-name="T36">System.out.println(line); // y la pintamos</text:span></text:p>
      <text:p text:style-name="P12"><text:s text:c="12"/><text:span text:style-name="T36">}</text:span></text:p>
      <text:p text:style-name="P12"><text:span text:style-name="T36"/></text:p>
      <text:p text:style-name="P12"><text:s text:c="12"/><text:span text:style-name="T36">System.exit(1);</text:span></text:p>
      <text:p text:style-name="P12"><text:span text:style-name="T36"/></text:p>
      <text:p text:style-name="P12"><text:s text:c="8"/><text:span text:style-name="T36">} catch (IOException e) {//en caso de comando incorrecto</text:span></text:p>
      <text:p text:style-name="P12"><text:s text:c="12"/><text:span text:style-name="T36">try {</text:span></text:p>
      <text:p text:style-name="P12"><text:s text:c="16"/><text:span text:style-name="T36">file = new File(</text:span><text:span text:style-name="T40">"errores.txt"</text:span><text:span text:style-name="T36">);//se crea fichero </text:span></text:p>
      <text:p text:style-name="P12"><text:s text:c="16"/><text:span text:style-name="T36">fw = new FileWriter(file);//accedemos a él para escribir</text:span></text:p>
      <text:p text:style-name="P12"><text:s text:c="16"/><text:span text:style-name="T36">fw.write(e.getMessage());// y escribiremos el contenido del error</text:span></text:p>
      <text:p text:style-name="P12"><text:s text:c="16"/><text:span text:style-name="T36">fw.close();</text:span></text:p>
      <text:p text:style-name="P12"><text:s text:c="16"/><text:span text:style-name="T36">System.exit(-1);</text:span></text:p>
      <text:p text:style-name="P12"><text:s text:c="12"/><text:span text:style-name="T36">} catch (IOException ex) {</text:span></text:p>
      <text:p text:style-name="P12"><text:s text:c="16"/><text:span text:style-name="T36">Logger.getLogger(Ejercicio1.class.getName()).log(Level.SEVERE, null, ex);</text:span></text:p>
      <text:p text:style-name="P12"><text:s text:c="12"/><text:span text:style-name="T36">}</text:span></text:p>
      <text:p text:style-name="P14"/>
      <text:p text:style-name="P12"><text:s text:c="8"/><text:span text:style-name="T36">} catch (InterruptedException ex) {</text:span></text:p>
      <text:p text:style-name="P12"><text:s text:c="12"/><text:span text:style-name="T36">Logger.getLogger(Ejercicio1.class.getName()).log(Level.SEVERE, null, ex);</text:span></text:p>
      <text:p text:style-name="P12"><text:s text:c="8"/><text:span text:style-name="T36">}</text:span></text:p>
      <text:p text:style-name="P14"/>
      <text:p text:style-name="P12"><text:s text:c="4"/><text:span text:style-name="T36">}</text:span></text:p>
      <text:p text:style-name="P11">}</text:p>
      <text:p text:style-name="P4"><text:span text:style-name="T65"/></text:p>
      <text:p text:style-name="P4"><text:span text:style-name="T65"/></text:p>
      <text:p text:style-name="P4"><text:span text:style-name="T65"/></text:p>
      <text:p text:style-name="P4"><text:soft-page-break/><text:span text:style-name="T6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Poppins" svg:font-family="Poppins, sans-serif"/>
    <style:font-face style:name="SFMono-Regular" svg:font-family="SFMono-Regular, Menlo, Monaco, Consolas, 'Liberation Mono'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odern No. 20" svg:font-family="'Modern No. 20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7T08:10:52.492000000</meta:creation-date>
    <dc:date>2023-01-27T08:36:29.426000000</dc:date>
    <meta:editing-duration>PT5M14S</meta:editing-duration>
    <meta:editing-cycles>1</meta:editing-cycles>
    <meta:document-statistic meta:table-count="2" meta:image-count="0" meta:object-count="0" meta:page-count="7" meta:paragraph-count="183" meta:word-count="1354" meta:character-count="10357" meta:non-whitespace-character-count="8071"/>
    <meta:generator>LibreOffice/7.1.0.3$Windows_X86_64 LibreOffice_project/f6099ecf3d29644b5008cc8f48f42f4a40986e4c</meta:generator>
  </office:meta>
</office:document-meta>
</file>